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dc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 style:data-style-name="N117"/>
    <style:style style:name="ce6" style:family="table-cell" style:parent-style-name="Default" style:data-style-name="N1"/>
    <style:style style:name="ce7" style:family="table-cell" style:parent-style-name="Default" style:data-style-name="N119"/>
    <style:style style:name="ce8" style:family="table-cell" style:parent-style-name="Default" style:data-style-name="N117">
      <style:table-cell-properties fo:background-color="#3deb3d"/>
    </style:style>
    <style:style style:name="ce9" style:family="table-cell" style:parent-style-name="Default" style:data-style-name="N1">
      <style:table-cell-properties fo:background-color="#3deb3d"/>
    </style:style>
    <style:style style:name="ce10" style:family="table-cell" style:parent-style-name="Default" style:data-style-name="N117">
      <style:table-cell-properties fo:background-color="transparent"/>
    </style:style>
    <style:style style:name="ce11" style:family="table-cell" style:parent-style-name="Default" style:data-style-name="N117">
      <style:table-cell-properties fo:background-color="#00dcff"/>
    </style:style>
    <style:style style:name="ce12" style:family="table-cell" style:parent-style-name="Default" style:data-style-name="N117">
      <style:table-cell-properties fo:background-color="#ffff00"/>
    </style:style>
    <style:style style:name="ce13" style:family="table-cell" style:parent-style-name="Default" style:data-style-name="N1">
      <style:table-cell-properties fo:background-color="#00dcff"/>
    </style:style>
    <style:style style:name="ce14" style:family="table-cell" style:parent-style-name="Default" style:data-style-name="N1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number-columns-repeated="7" table:default-cell-style-name="ce5"/>
        <table:table-column table:style-name="co2" table:default-cell-style-name="Default"/>
        <table:table-row table:style-name="ro1">
          <table:table-cell table:style-name="ce1" office:value-type="string">
            <text:p>Frequency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5"/>
          <table:table-cell table:formula="of:=440*(2^((4-49)/12))" office:value-type="float" office:value="32.7031956625748">
            <text:p>32.7032</text:p>
          </table:table-cell>
          <table:table-cell table:formula="of:=440*(2^((16-49)/12))" office:value-type="float" office:value="65.4063913251497">
            <text:p>65.4064</text:p>
          </table:table-cell>
          <table:table-cell table:formula="of:=440*(2^((28-49)/12))" office:value-type="float" office:value="130.812782650299">
            <text:p>130.8128</text:p>
          </table:table-cell>
          <table:table-cell table:style-name="ce11" table:formula="of:=440*(2^((40-49)/12))" office:value-type="float" office:value="261.625565300599">
            <text:p>261.6256</text:p>
          </table:table-cell>
          <table:table-cell table:formula="of:=440*(2^((52-49)/12))" office:value-type="float" office:value="523.251130601197">
            <text:p>523.2511</text:p>
          </table:table-cell>
          <table:table-cell table:formula="of:=440*(2^((64-49)/12))" office:value-type="float" office:value="1046.50226120239">
            <text:p>1046.5023</text:p>
          </table:table-cell>
          <table:table-cell table:formula="of:=440*(2^((76-49)/12))" office:value-type="float" office:value="2093.00452240479">
            <text:p>2093.0045</text:p>
          </table:table-cell>
          <table:table-cell table:style-name="ce5" table:formula="of:=440*(2^((88-49)/12))" office:value-type="float" office:value="4186.00904480958">
            <text:p>4186.0090</text:p>
          </table:table-cell>
        </table:table-row>
        <table:table-row table:style-name="ro1">
          <table:table-cell office:value-type="string">
            <text:p>C#</text:p>
          </table:table-cell>
          <table:table-cell table:style-name="ce5"/>
          <table:table-cell table:formula="of:=440*(2^((5-49)/12))" office:value-type="float" office:value="34.647828872109">
            <text:p>34.6478</text:p>
          </table:table-cell>
          <table:table-cell table:formula="of:=440*(2^((17-49)/12))" office:value-type="float" office:value="69.295657744218">
            <text:p>69.2957</text:p>
          </table:table-cell>
          <table:table-cell table:formula="of:=440*(2^((29-49)/12))" office:value-type="float" office:value="138.591315488436">
            <text:p>138.5913</text:p>
          </table:table-cell>
          <table:table-cell table:formula="of:=440*(2^((41-49)/12))" office:value-type="float" office:value="277.182630976872">
            <text:p>277.1826</text:p>
          </table:table-cell>
          <table:table-cell table:formula="of:=440*(2^((53-49)/12))" office:value-type="float" office:value="554.365261953744">
            <text:p>554.3653</text:p>
          </table:table-cell>
          <table:table-cell table:formula="of:=440*(2^((65-49)/12))" office:value-type="float" office:value="1108.73052390749">
            <text:p>1108.7305</text:p>
          </table:table-cell>
          <table:table-cell table:formula="of:=440*(2^((77-49)/12))" office:value-type="float" office:value="2217.46104781498">
            <text:p>2217.4610</text:p>
          </table:table-cell>
          <table:table-cell table:style-name="ce5"/>
        </table:table-row>
        <table:table-row table:style-name="ro1">
          <table:table-cell office:value-type="string">
            <text:p>D</text:p>
          </table:table-cell>
          <table:table-cell table:style-name="ce5"/>
          <table:table-cell table:formula="of:=440*(2^((6-49)/12))" office:value-type="float" office:value="36.7080959896759">
            <text:p>36.7081</text:p>
          </table:table-cell>
          <table:table-cell table:formula="of:=440*(2^((18-49)/12))" office:value-type="float" office:value="73.4161919793519">
            <text:p>73.4162</text:p>
          </table:table-cell>
          <table:table-cell table:style-name="ce8" table:formula="of:=440*(2^((30-49)/12))" office:value-type="float" office:value="146.832383958704">
            <text:p>146.8324</text:p>
          </table:table-cell>
          <table:table-cell table:formula="of:=440*(2^((42-49)/12))" office:value-type="float" office:value="293.664767917408">
            <text:p>293.6648</text:p>
          </table:table-cell>
          <table:table-cell table:formula="of:=440*(2^((54-49)/12))" office:value-type="float" office:value="587.329535834815">
            <text:p>587.3295</text:p>
          </table:table-cell>
          <table:table-cell table:formula="of:=440*(2^((66-49)/12))" office:value-type="float" office:value="1174.65907166963">
            <text:p>1174.6591</text:p>
          </table:table-cell>
          <table:table-cell table:formula="of:=440*(2^((78-49)/12))" office:value-type="float" office:value="2349.31814333926">
            <text:p>2349.3181</text:p>
          </table:table-cell>
          <table:table-cell table:style-name="ce5"/>
        </table:table-row>
        <table:table-row table:style-name="ro1">
          <table:table-cell office:value-type="string">
            <text:p>D#</text:p>
          </table:table-cell>
          <table:table-cell table:style-name="ce5"/>
          <table:table-cell table:formula="of:=440*(2^((7-49)/12))" office:value-type="float" office:value="38.8908729652601">
            <text:p>38.8909</text:p>
          </table:table-cell>
          <table:table-cell table:formula="of:=440*(2^((19-49)/12))" office:value-type="float" office:value="77.7817459305202">
            <text:p>77.7817</text:p>
          </table:table-cell>
          <table:table-cell table:formula="of:=440*(2^((31-49)/12))" office:value-type="float" office:value="155.56349186104">
            <text:p>155.5635</text:p>
          </table:table-cell>
          <table:table-cell table:formula="of:=440*(2^((43-49)/12))" office:value-type="float" office:value="311.126983722081">
            <text:p>311.1270</text:p>
          </table:table-cell>
          <table:table-cell table:formula="of:=440*(2^((55-49)/12))" office:value-type="float" office:value="622.253967444162">
            <text:p>622.2540</text:p>
          </table:table-cell>
          <table:table-cell table:formula="of:=440*(2^((67-49)/12))" office:value-type="float" office:value="1244.50793488832">
            <text:p>1244.5079</text:p>
          </table:table-cell>
          <table:table-cell table:formula="of:=440*(2^((79-49)/12))" office:value-type="float" office:value="2489.01586977665">
            <text:p>2489.0159</text:p>
          </table:table-cell>
          <table:table-cell table:style-name="ce5"/>
        </table:table-row>
        <table:table-row table:style-name="ro1">
          <table:table-cell office:value-type="string">
            <text:p>E</text:p>
          </table:table-cell>
          <table:table-cell table:style-name="ce5"/>
          <table:table-cell table:formula="of:=440*(2^((8-49)/12))" office:value-type="float" office:value="41.2034446141088">
            <text:p>41.2034</text:p>
          </table:table-cell>
          <table:table-cell table:style-name="ce8" table:formula="of:=440*(2^((20-49)/12))" office:value-type="float" office:value="82.4068892282175">
            <text:p>82.4069</text:p>
          </table:table-cell>
          <table:table-cell table:formula="of:=440*(2^((32-49)/12))" office:value-type="float" office:value="164.813778456435">
            <text:p>164.8138</text:p>
          </table:table-cell>
          <table:table-cell table:style-name="ce8" table:formula="of:=440*(2^((44-49)/12))" office:value-type="float" office:value="329.62755691287">
            <text:p>329.6276</text:p>
          </table:table-cell>
          <table:table-cell table:formula="of:=440*(2^((56-49)/12))" office:value-type="float" office:value="659.25511382574">
            <text:p>659.2551</text:p>
          </table:table-cell>
          <table:table-cell table:formula="of:=440*(2^((68-49)/12))" office:value-type="float" office:value="1318.51022765148">
            <text:p>1318.5102</text:p>
          </table:table-cell>
          <table:table-cell table:formula="of:=440*(2^((80-49)/12))" office:value-type="float" office:value="2637.02045530296">
            <text:p>2637.0205</text:p>
          </table:table-cell>
          <table:table-cell table:style-name="ce5"/>
        </table:table-row>
        <table:table-row table:style-name="ro1">
          <table:table-cell office:value-type="string">
            <text:p>F</text:p>
          </table:table-cell>
          <table:table-cell table:style-name="ce5"/>
          <table:table-cell table:formula="of:=440*(2^((9-49)/12))" office:value-type="float" office:value="43.6535289291255">
            <text:p>43.6535</text:p>
          </table:table-cell>
          <table:table-cell table:formula="of:=440*(2^((21-49)/12))" office:value-type="float" office:value="87.307057858251">
            <text:p>87.3071</text:p>
          </table:table-cell>
          <table:table-cell table:formula="of:=440*(2^((33-49)/12))" office:value-type="float" office:value="174.614115716502">
            <text:p>174.6141</text:p>
          </table:table-cell>
          <table:table-cell table:formula="of:=440*(2^((45-49)/12))" office:value-type="float" office:value="349.228231433004">
            <text:p>349.2282</text:p>
          </table:table-cell>
          <table:table-cell table:formula="of:=440*(2^((57-49)/12))" office:value-type="float" office:value="698.456462866008">
            <text:p>698.4565</text:p>
          </table:table-cell>
          <table:table-cell table:formula="of:=440*(2^((69-49)/12))" office:value-type="float" office:value="1396.91292573202">
            <text:p>1396.9129</text:p>
          </table:table-cell>
          <table:table-cell table:formula="of:=440*(2^((81-49)/12))" office:value-type="float" office:value="2793.82585146403">
            <text:p>2793.8259</text:p>
          </table:table-cell>
          <table:table-cell table:style-name="ce5"/>
        </table:table-row>
        <table:table-row table:style-name="ro1">
          <table:table-cell office:value-type="string">
            <text:p>F#</text:p>
          </table:table-cell>
          <table:table-cell table:style-name="ce5"/>
          <table:table-cell table:formula="of:=440*(2^((10-49)/12))" office:value-type="float" office:value="46.2493028389543">
            <text:p>46.2493</text:p>
          </table:table-cell>
          <table:table-cell table:formula="of:=440*(2^((22-49)/12))" office:value-type="float" office:value="92.4986056779086">
            <text:p>92.4986</text:p>
          </table:table-cell>
          <table:table-cell table:formula="of:=440*(2^((34-49)/12))" office:value-type="float" office:value="184.997211355817">
            <text:p>184.9972</text:p>
          </table:table-cell>
          <table:table-cell table:formula="of:=440*(2^((46-49)/12))" office:value-type="float" office:value="369.994422711634">
            <text:p>369.9944</text:p>
          </table:table-cell>
          <table:table-cell table:formula="of:=440*(2^((58-49)/12))" office:value-type="float" office:value="739.988845423269">
            <text:p>739.9888</text:p>
          </table:table-cell>
          <table:table-cell table:formula="of:=440*(2^((70-49)/12))" office:value-type="float" office:value="1479.97769084654">
            <text:p>1479.9777</text:p>
          </table:table-cell>
          <table:table-cell table:formula="of:=440*(2^((82-49)/12))" office:value-type="float" office:value="2959.95538169308">
            <text:p>2959.9554</text:p>
          </table:table-cell>
          <table:table-cell table:style-name="ce5"/>
        </table:table-row>
        <table:table-row table:style-name="ro1">
          <table:table-cell office:value-type="string">
            <text:p>G</text:p>
          </table:table-cell>
          <table:table-cell table:style-name="ce5"/>
          <table:table-cell table:formula="of:=440*(2^((11-49)/12))" office:value-type="float" office:value="48.9994294977187">
            <text:p>48.9994</text:p>
          </table:table-cell>
          <table:table-cell table:formula="of:=440*(2^((23-49)/12))" office:value-type="float" office:value="97.9988589954373">
            <text:p>97.9989</text:p>
          </table:table-cell>
          <table:table-cell table:style-name="ce8" table:formula="of:=440*(2^((35-49)/12))" office:value-type="float" office:value="195.997717990875">
            <text:p>195.9977</text:p>
          </table:table-cell>
          <table:table-cell table:formula="of:=440*(2^((47-49)/12))" office:value-type="float" office:value="391.995435981749">
            <text:p>391.9954</text:p>
          </table:table-cell>
          <table:table-cell table:formula="of:=440*(2^((59-49)/12))" office:value-type="float" office:value="783.990871963499">
            <text:p>783.9909</text:p>
          </table:table-cell>
          <table:table-cell table:formula="of:=440*(2^((71-49)/12))" office:value-type="float" office:value="1567.981743927">
            <text:p>1567.9817</text:p>
          </table:table-cell>
          <table:table-cell table:formula="of:=440*(2^((83-49)/12))" office:value-type="float" office:value="3135.96348785399">
            <text:p>3135.9635</text:p>
          </table:table-cell>
          <table:table-cell table:style-name="ce5"/>
        </table:table-row>
        <table:table-row table:style-name="ro1">
          <table:table-cell office:value-type="string">
            <text:p>G#</text:p>
          </table:table-cell>
          <table:table-cell table:style-name="ce5"/>
          <table:table-cell table:formula="of:=440*(2^((12-49)/12))" office:value-type="float" office:value="51.9130871974931">
            <text:p>51.9131</text:p>
          </table:table-cell>
          <table:table-cell table:formula="of:=440*(2^((24-49)/12))" office:value-type="float" office:value="103.826174394986">
            <text:p>103.8262</text:p>
          </table:table-cell>
          <table:table-cell table:formula="of:=440*(2^((36-49)/12))" office:value-type="float" office:value="207.652348789973">
            <text:p>207.6523</text:p>
          </table:table-cell>
          <table:table-cell table:formula="of:=440*(2^((48-49)/12))" office:value-type="float" office:value="415.304697579945">
            <text:p>415.3047</text:p>
          </table:table-cell>
          <table:table-cell table:formula="of:=440*(2^((60-49)/12))" office:value-type="float" office:value="830.60939515989">
            <text:p>830.6094</text:p>
          </table:table-cell>
          <table:table-cell table:formula="of:=440*(2^((72-49)/12))" office:value-type="float" office:value="1661.21879031978">
            <text:p>1661.2188</text:p>
          </table:table-cell>
          <table:table-cell table:formula="of:=440*(2^((84-49)/12))" office:value-type="float" office:value="3322.43758063956">
            <text:p>3322.4376</text:p>
          </table:table-cell>
          <table:table-cell table:style-name="ce5"/>
        </table:table-row>
        <table:table-row table:style-name="ro1">
          <table:table-cell office:value-type="string">
            <text:p>A</text:p>
          </table:table-cell>
          <table:table-cell table:style-name="ce5" table:formula="of:=440*(2^((-49)/12))" office:value-type="float" office:value="25.9565435987466">
            <text:p>25.9565</text:p>
          </table:table-cell>
          <table:table-cell table:formula="of:=440*(2^((13-49)/12))" office:value-type="float" office:value="55">
            <text:p>55.0000</text:p>
          </table:table-cell>
          <table:table-cell table:style-name="ce8" table:formula="of:=440*(2^((25-49)/12))" office:value-type="float" office:value="110">
            <text:p>110.0000</text:p>
          </table:table-cell>
          <table:table-cell table:formula="of:=440*(2^((37-49)/12))" office:value-type="float" office:value="220">
            <text:p>220.0000</text:p>
          </table:table-cell>
          <table:table-cell table:style-name="ce12" table:formula="of:=440*(2^((49-49)/12))" office:value-type="float" office:value="440">
            <text:p>440.0000</text:p>
          </table:table-cell>
          <table:table-cell table:formula="of:=440*(2^((61-49)/12))" office:value-type="float" office:value="880">
            <text:p>880.0000</text:p>
          </table:table-cell>
          <table:table-cell table:formula="of:=440*(2^((73-49)/12))" office:value-type="float" office:value="1760">
            <text:p>1760.0000</text:p>
          </table:table-cell>
          <table:table-cell table:formula="of:=440*(2^((85-49)/12))" office:value-type="float" office:value="3520">
            <text:p>3520.0000</text:p>
          </table:table-cell>
          <table:table-cell table:style-name="ce5"/>
        </table:table-row>
        <table:table-row table:style-name="ro1">
          <table:table-cell office:value-type="string">
            <text:p>A#</text:p>
          </table:table-cell>
          <table:table-cell table:style-name="ce5" table:formula="of:=440*(2^((2-49)/12))" office:value-type="float" office:value="29.1352350948806">
            <text:p>29.1352</text:p>
          </table:table-cell>
          <table:table-cell table:formula="of:=440*(2^((14-49)/12))" office:value-type="float" office:value="58.2704701897612">
            <text:p>58.2705</text:p>
          </table:table-cell>
          <table:table-cell table:formula="of:=440*(2^((26-49)/12))" office:value-type="float" office:value="116.540940379522">
            <text:p>116.5409</text:p>
          </table:table-cell>
          <table:table-cell table:formula="of:=440*(2^((38-49)/12))" office:value-type="float" office:value="233.081880759045">
            <text:p>233.0819</text:p>
          </table:table-cell>
          <table:table-cell table:formula="of:=440*(2^((50-49)/12))" office:value-type="float" office:value="466.16376151809">
            <text:p>466.1638</text:p>
          </table:table-cell>
          <table:table-cell table:formula="of:=440*(2^((62-49)/12))" office:value-type="float" office:value="932.32752303618">
            <text:p>932.3275</text:p>
          </table:table-cell>
          <table:table-cell table:formula="of:=440*(2^((74-49)/12))" office:value-type="float" office:value="1864.65504607236">
            <text:p>1864.6550</text:p>
          </table:table-cell>
          <table:table-cell table:formula="of:=440*(2^((86-49)/12))" office:value-type="float" office:value="3729.31009214472">
            <text:p>3729.3101</text:p>
          </table:table-cell>
          <table:table-cell table:style-name="ce5"/>
        </table:table-row>
        <table:table-row table:style-name="ro1">
          <table:table-cell office:value-type="string">
            <text:p>B</text:p>
          </table:table-cell>
          <table:table-cell table:style-name="ce5" table:formula="of:=440*(2^((3-49)/12))" office:value-type="float" office:value="30.8677063285077">
            <text:p>30.8677</text:p>
          </table:table-cell>
          <table:table-cell table:formula="of:=440*(2^((15-49)/12))" office:value-type="float" office:value="61.7354126570155">
            <text:p>61.7354</text:p>
          </table:table-cell>
          <table:table-cell table:formula="of:=440*(2^((27-49)/12))" office:value-type="float" office:value="123.470825314031">
            <text:p>123.4708</text:p>
          </table:table-cell>
          <table:table-cell table:style-name="ce8" table:formula="of:=440*(2^((39-49)/12))" office:value-type="float" office:value="246.941650628062">
            <text:p>246.9417</text:p>
          </table:table-cell>
          <table:table-cell table:formula="of:=440*(2^((51-49)/12))" office:value-type="float" office:value="493.883301256124">
            <text:p>493.8833</text:p>
          </table:table-cell>
          <table:table-cell table:formula="of:=440*(2^((63-49)/12))" office:value-type="float" office:value="987.766602512248">
            <text:p>987.7666</text:p>
          </table:table-cell>
          <table:table-cell table:formula="of:=440*(2^((75-49)/12))" office:value-type="float" office:value="1975.5332050245">
            <text:p>1975.5332</text:p>
          </table:table-cell>
          <table:table-cell table:formula="of:=440*(2^((87-49)/12))" office:value-type="float" office:value="3951.06641004899">
            <text:p>3951.0664</text:p>
          </table:table-cell>
          <table:table-cell table:style-name="ce5"/>
        </table:table-row>
        <table:table-row table:style-name="ro1">
          <table:table-cell table:style-name="ce1" office:value-type="string">
            <text:p>Time (uSec)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/>
          <table:table-cell table:formula="of:=(1/[.C2])*1000000" office:value-type="float" office:value="30578.0514637714">
            <text:p>30578.0515</text:p>
          </table:table-cell>
          <table:table-cell table:formula="of:=(1/[.D2])*1000000" office:value-type="float" office:value="15289.0257318857">
            <text:p>15289.0257</text:p>
          </table:table-cell>
          <table:table-cell table:formula="of:=(1/[.E2])*1000000" office:value-type="float" office:value="7644.51286594286">
            <text:p>7644.5129</text:p>
          </table:table-cell>
          <table:table-cell table:style-name="ce11" table:formula="of:=(1/[.F2])*1000000" office:value-type="float" office:value="3822.25643297143">
            <text:p>3822.2564</text:p>
          </table:table-cell>
          <table:table-cell table:formula="of:=(1/[.G2])*1000000" office:value-type="float" office:value="1911.12821648572">
            <text:p>1911.1282</text:p>
          </table:table-cell>
          <table:table-cell table:formula="of:=(1/[.H2])*1000000" office:value-type="float" office:value="955.564108242858">
            <text:p>955.5641</text:p>
          </table:table-cell>
          <table:table-cell table:formula="of:=(1/[.I2])*1000000" office:value-type="float" office:value="477.782054121429">
            <text:p>477.7821</text:p>
          </table:table-cell>
          <table:table-cell table:style-name="ce5" table:formula="of:=(1/[.J2])*1000000" office:value-type="float" office:value="238.891027060714">
            <text:p>238.8910</text:p>
          </table:table-cell>
        </table:table-row>
        <table:table-row table:style-name="ro1">
          <table:table-cell office:value-type="string">
            <text:p>C#</text:p>
          </table:table-cell>
          <table:table-cell/>
          <table:table-cell table:formula="of:=(1/[.C3])*1000000" office:value-type="float" office:value="28861.8373085127">
            <text:p>28861.8373</text:p>
          </table:table-cell>
          <table:table-cell table:formula="of:=(1/[.D3])*1000000" office:value-type="float" office:value="14430.9186542564">
            <text:p>14430.9187</text:p>
          </table:table-cell>
          <table:table-cell table:formula="of:=(1/[.E3])*1000000" office:value-type="float" office:value="7215.45932712818">
            <text:p>7215.4593</text:p>
          </table:table-cell>
          <table:table-cell table:formula="of:=(1/[.F3])*1000000" office:value-type="float" office:value="3607.72966356409">
            <text:p>3607.7297</text:p>
          </table:table-cell>
          <table:table-cell table:formula="of:=(1/[.G3])*1000000" office:value-type="float" office:value="1803.86483178205">
            <text:p>1803.8648</text:p>
          </table:table-cell>
          <table:table-cell table:formula="of:=(1/[.H3])*1000000" office:value-type="float" office:value="901.932415891022">
            <text:p>901.9324</text:p>
          </table:table-cell>
          <table:table-cell table:formula="of:=(1/[.I3])*1000000" office:value-type="float" office:value="450.966207945511">
            <text:p>450.9662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  <table:table-cell table:formula="of:=(1/[.C4])*1000000" office:value-type="float" office:value="27241.9468523033">
            <text:p>27241.9469</text:p>
          </table:table-cell>
          <table:table-cell table:formula="of:=(1/[.D4])*1000000" office:value-type="float" office:value="13620.9734261517">
            <text:p>13620.9734</text:p>
          </table:table-cell>
          <table:table-cell table:style-name="ce8" table:formula="of:=(1/[.E4])*1000000" office:value-type="float" office:value="6810.48671307583">
            <text:p>6810.4867</text:p>
          </table:table-cell>
          <table:table-cell table:formula="of:=(1/[.F4])*1000000" office:value-type="float" office:value="3405.24335653791">
            <text:p>3405.2434</text:p>
          </table:table-cell>
          <table:table-cell table:formula="of:=(1/[.G4])*1000000" office:value-type="float" office:value="1702.62167826896">
            <text:p>1702.6217</text:p>
          </table:table-cell>
          <table:table-cell table:formula="of:=(1/[.H4])*1000000" office:value-type="float" office:value="851.310839134478">
            <text:p>851.3108</text:p>
          </table:table-cell>
          <table:table-cell table:formula="of:=(1/[.I4])*1000000" office:value-type="float" office:value="425.655419567239">
            <text:p>425.6554</text:p>
          </table:table-cell>
          <table:table-cell/>
        </table:table-row>
        <table:table-row table:style-name="ro1">
          <table:table-cell office:value-type="string">
            <text:p>D#</text:p>
          </table:table-cell>
          <table:table-cell/>
          <table:table-cell table:formula="of:=(1/[.C5])*1000000" office:value-type="float" office:value="25712.973861329">
            <text:p>25712.9739</text:p>
          </table:table-cell>
          <table:table-cell table:formula="of:=(1/[.D5])*1000000" office:value-type="float" office:value="12856.4869306645">
            <text:p>12856.4869</text:p>
          </table:table-cell>
          <table:table-cell table:formula="of:=(1/[.E5])*1000000" office:value-type="float" office:value="6428.24346533225">
            <text:p>6428.2435</text:p>
          </table:table-cell>
          <table:table-cell table:formula="of:=(1/[.F5])*1000000" office:value-type="float" office:value="3214.12173266613">
            <text:p>3214.1217</text:p>
          </table:table-cell>
          <table:table-cell table:formula="of:=(1/[.G5])*1000000" office:value-type="float" office:value="1607.06086633306">
            <text:p>1607.0609</text:p>
          </table:table-cell>
          <table:table-cell table:formula="of:=(1/[.H5])*1000000" office:value-type="float" office:value="803.530433166531">
            <text:p>803.5304</text:p>
          </table:table-cell>
          <table:table-cell table:formula="of:=(1/[.I5])*1000000" office:value-type="float" office:value="401.765216583266">
            <text:p>401.7652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  <table:table-cell table:formula="of:=(1/[.C6])*1000000" office:value-type="float" office:value="24269.8155303643">
            <text:p>24269.8155</text:p>
          </table:table-cell>
          <table:table-cell table:style-name="ce8" table:formula="of:=(1/[.D6])*1000000" office:value-type="float" office:value="12134.9077651821">
            <text:p>12134.9078</text:p>
          </table:table-cell>
          <table:table-cell table:formula="of:=(1/[.E6])*1000000" office:value-type="float" office:value="6067.45388259107">
            <text:p>6067.4539</text:p>
          </table:table-cell>
          <table:table-cell table:style-name="ce8" table:formula="of:=(1/[.F6])*1000000" office:value-type="float" office:value="3033.72694129553">
            <text:p>3033.7269</text:p>
          </table:table-cell>
          <table:table-cell table:formula="of:=(1/[.G6])*1000000" office:value-type="float" office:value="1516.86347064777">
            <text:p>1516.8635</text:p>
          </table:table-cell>
          <table:table-cell table:formula="of:=(1/[.H6])*1000000" office:value-type="float" office:value="758.431735323883">
            <text:p>758.4317</text:p>
          </table:table-cell>
          <table:table-cell table:formula="of:=(1/[.I6])*1000000" office:value-type="float" office:value="379.215867661941">
            <text:p>379.2159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/>
          <table:table-cell table:formula="of:=(1/[.C7])*1000000" office:value-type="float" office:value="22907.6554526341">
            <text:p>22907.6555</text:p>
          </table:table-cell>
          <table:table-cell table:formula="of:=(1/[.D7])*1000000" office:value-type="float" office:value="11453.827726317">
            <text:p>11453.8277</text:p>
          </table:table-cell>
          <table:table-cell table:formula="of:=(1/[.E7])*1000000" office:value-type="float" office:value="5726.91386315852">
            <text:p>5726.9139</text:p>
          </table:table-cell>
          <table:table-cell table:formula="of:=(1/[.F7])*1000000" office:value-type="float" office:value="2863.45693157926">
            <text:p>2863.4569</text:p>
          </table:table-cell>
          <table:table-cell table:formula="of:=(1/[.G7])*1000000" office:value-type="float" office:value="1431.72846578963">
            <text:p>1431.7285</text:p>
          </table:table-cell>
          <table:table-cell table:formula="of:=(1/[.H7])*1000000" office:value-type="float" office:value="715.864232894814">
            <text:p>715.8642</text:p>
          </table:table-cell>
          <table:table-cell table:formula="of:=(1/[.I7])*1000000" office:value-type="float" office:value="357.932116447407">
            <text:p>357.9321</text:p>
          </table:table-cell>
          <table:table-cell/>
        </table:table-row>
        <table:table-row table:style-name="ro1">
          <table:table-cell office:value-type="string">
            <text:p>F#</text:p>
          </table:table-cell>
          <table:table-cell/>
          <table:table-cell table:formula="of:=(1/[.C8])*1000000" office:value-type="float" office:value="21621.947545504">
            <text:p>21621.9475</text:p>
          </table:table-cell>
          <table:table-cell table:formula="of:=(1/[.D8])*1000000" office:value-type="float" office:value="10810.973772752">
            <text:p>10810.9738</text:p>
          </table:table-cell>
          <table:table-cell table:formula="of:=(1/[.E8])*1000000" office:value-type="float" office:value="5405.486886376">
            <text:p>5405.4869</text:p>
          </table:table-cell>
          <table:table-cell table:formula="of:=(1/[.F8])*1000000" office:value-type="float" office:value="2702.743443188">
            <text:p>2702.7434</text:p>
          </table:table-cell>
          <table:table-cell table:formula="of:=(1/[.G8])*1000000" office:value-type="float" office:value="1351.371721594">
            <text:p>1351.3717</text:p>
          </table:table-cell>
          <table:table-cell table:formula="of:=(1/[.H8])*1000000" office:value-type="float" office:value="675.685860797001">
            <text:p>675.6859</text:p>
          </table:table-cell>
          <table:table-cell table:formula="of:=(1/[.I8])*1000000" office:value-type="float" office:value="337.8429303985">
            <text:p>337.8429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/>
          <table:table-cell table:formula="of:=(1/[.C9])*1000000" office:value-type="float" office:value="20408.4008783522">
            <text:p>20408.4009</text:p>
          </table:table-cell>
          <table:table-cell table:formula="of:=(1/[.D9])*1000000" office:value-type="float" office:value="10204.2004391761">
            <text:p>10204.2004</text:p>
          </table:table-cell>
          <table:table-cell table:style-name="ce8" table:formula="of:=(1/[.E9])*1000000" office:value-type="float" office:value="5102.10021958806">
            <text:p>5102.1002</text:p>
          </table:table-cell>
          <table:table-cell table:formula="of:=(1/[.F9])*1000000" office:value-type="float" office:value="2551.05010979403">
            <text:p>2551.0501</text:p>
          </table:table-cell>
          <table:table-cell table:formula="of:=(1/[.G9])*1000000" office:value-type="float" office:value="1275.52505489701">
            <text:p>1275.5251</text:p>
          </table:table-cell>
          <table:table-cell table:formula="of:=(1/[.H9])*1000000" office:value-type="float" office:value="637.762527448507">
            <text:p>637.7625</text:p>
          </table:table-cell>
          <table:table-cell table:formula="of:=(1/[.I9])*1000000" office:value-type="float" office:value="318.881263724254">
            <text:p>318.8813</text:p>
          </table:table-cell>
          <table:table-cell/>
        </table:table-row>
        <table:table-row table:style-name="ro1">
          <table:table-cell office:value-type="string">
            <text:p>G#</text:p>
          </table:table-cell>
          <table:table-cell/>
          <table:table-cell table:formula="of:=(1/[.C10])*1000000" office:value-type="float" office:value="19262.9653519872">
            <text:p>19262.9654</text:p>
          </table:table-cell>
          <table:table-cell table:formula="of:=(1/[.D10])*1000000" office:value-type="float" office:value="9631.48267599359">
            <text:p>9631.4827</text:p>
          </table:table-cell>
          <table:table-cell table:formula="of:=(1/[.E10])*1000000" office:value-type="float" office:value="4815.7413379968">
            <text:p>4815.7413</text:p>
          </table:table-cell>
          <table:table-cell table:formula="of:=(1/[.F10])*1000000" office:value-type="float" office:value="2407.8706689984">
            <text:p>2407.8707</text:p>
          </table:table-cell>
          <table:table-cell table:formula="of:=(1/[.G10])*1000000" office:value-type="float" office:value="1203.9353344992">
            <text:p>1203.9353</text:p>
          </table:table-cell>
          <table:table-cell table:formula="of:=(1/[.H10])*1000000" office:value-type="float" office:value="601.9676672496">
            <text:p>601.9677</text:p>
          </table:table-cell>
          <table:table-cell table:formula="of:=(1/[.I10])*1000000" office:value-type="float" office:value="300.9838336248">
            <text:p>300.9838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style-name="ce5" table:formula="of:=(1/[.B11])*1000000" office:value-type="float" office:value="38525.9307039744">
            <text:p>38525.9307</text:p>
          </table:table-cell>
          <table:table-cell table:formula="of:=(1/[.C11])*1000000" office:value-type="float" office:value="18181.8181818182">
            <text:p>18181.8182</text:p>
          </table:table-cell>
          <table:table-cell table:style-name="ce8" table:formula="of:=(1/[.D11])*1000000" office:value-type="float" office:value="9090.90909090909">
            <text:p>9090.9091</text:p>
          </table:table-cell>
          <table:table-cell table:formula="of:=(1/[.E11])*1000000" office:value-type="float" office:value="4545.45454545455">
            <text:p>4545.4545</text:p>
          </table:table-cell>
          <table:table-cell table:style-name="ce12" table:formula="of:=(1/[.F11])*1000000" office:value-type="float" office:value="2272.72727272727">
            <text:p>2272.7273</text:p>
          </table:table-cell>
          <table:table-cell table:formula="of:=(1/[.G11])*1000000" office:value-type="float" office:value="1136.36363636364">
            <text:p>1136.3636</text:p>
          </table:table-cell>
          <table:table-cell table:formula="of:=(1/[.H11])*1000000" office:value-type="float" office:value="568.181818181818">
            <text:p>568.1818</text:p>
          </table:table-cell>
          <table:table-cell table:formula="of:=(1/[.I11])*1000000" office:value-type="float" office:value="284.090909090909">
            <text:p>284.0909</text:p>
          </table:table-cell>
          <table:table-cell/>
        </table:table-row>
        <table:table-row table:style-name="ro1">
          <table:table-cell office:value-type="string">
            <text:p>A#</text:p>
          </table:table-cell>
          <table:table-cell table:style-name="ce5" table:formula="of:=(1/[.B12])*1000000" office:value-type="float" office:value="34322.7022793343">
            <text:p>34322.7023</text:p>
          </table:table-cell>
          <table:table-cell table:formula="of:=(1/[.C12])*1000000" office:value-type="float" office:value="17161.3511396672">
            <text:p>17161.3511</text:p>
          </table:table-cell>
          <table:table-cell table:formula="of:=(1/[.D12])*1000000" office:value-type="float" office:value="8580.67556983358">
            <text:p>8580.6756</text:p>
          </table:table-cell>
          <table:table-cell table:formula="of:=(1/[.E12])*1000000" office:value-type="float" office:value="4290.33778491679">
            <text:p>4290.3378</text:p>
          </table:table-cell>
          <table:table-cell table:formula="of:=(1/[.F12])*1000000" office:value-type="float" office:value="2145.16889245839">
            <text:p>2145.1689</text:p>
          </table:table-cell>
          <table:table-cell table:formula="of:=(1/[.G12])*1000000" office:value-type="float" office:value="1072.5844462292">
            <text:p>1072.5844</text:p>
          </table:table-cell>
          <table:table-cell table:formula="of:=(1/[.H12])*1000000" office:value-type="float" office:value="536.292223114599">
            <text:p>536.2922</text:p>
          </table:table-cell>
          <table:table-cell table:formula="of:=(1/[.I12])*1000000" office:value-type="float" office:value="268.146111557299">
            <text:p>268.1461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style-name="ce5" table:formula="of:=(1/[.B13])*1000000" office:value-type="float" office:value="32396.3170232851">
            <text:p>32396.3170</text:p>
          </table:table-cell>
          <table:table-cell table:formula="of:=(1/[.C13])*1000000" office:value-type="float" office:value="16198.1585116425">
            <text:p>16198.1585</text:p>
          </table:table-cell>
          <table:table-cell table:formula="of:=(1/[.D13])*1000000" office:value-type="float" office:value="8099.07925582126">
            <text:p>8099.0793</text:p>
          </table:table-cell>
          <table:table-cell table:style-name="ce8" table:formula="of:=(1/[.E13])*1000000" office:value-type="float" office:value="4049.53962791063">
            <text:p>4049.5396</text:p>
          </table:table-cell>
          <table:table-cell table:formula="of:=(1/[.F13])*1000000" office:value-type="float" office:value="2024.76981395532">
            <text:p>2024.7698</text:p>
          </table:table-cell>
          <table:table-cell table:formula="of:=(1/[.G13])*1000000" office:value-type="float" office:value="1012.38490697766">
            <text:p>1012.3849</text:p>
          </table:table-cell>
          <table:table-cell table:formula="of:=(1/[.H13])*1000000" office:value-type="float" office:value="506.192453488829">
            <text:p>506.1925</text:p>
          </table:table-cell>
          <table:table-cell table:formula="of:=(1/[.I13])*1000000" office:value-type="float" office:value="253.096226744415">
            <text:p>253.0962</text:p>
          </table:table-cell>
          <table:table-cell/>
        </table:table-row>
        <table:table-row table:style-name="ro1" table:number-rows-repeated="9">
          <table:table-cell/>
          <table:table-cell table:style-name="ce5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style-name="ce1" office:value-type="string">
            <text:p>32768 Counts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/>
          <table:table-cell table:style-name="ce6" table:formula="of:=[.C15]/((1/32768)*1000000)" office:value-type="float" office:value="1001.98159036486">
            <text:p>1002</text:p>
          </table:table-cell>
          <table:table-cell table:style-name="ce6" table:formula="of:=[.D15]/((1/32768)*1000000)" office:value-type="float" office:value="500.990795182431">
            <text:p>501</text:p>
          </table:table-cell>
          <table:table-cell table:style-name="ce6" table:formula="of:=[.E15]/((1/32768)*1000000)" office:value-type="float" office:value="250.495397591216">
            <text:p>250</text:p>
          </table:table-cell>
          <table:table-cell table:style-name="ce13" table:formula="of:=[.F15]/((1/32768)*1000000)" office:value-type="float" office:value="125.247698795608">
            <text:p>125</text:p>
          </table:table-cell>
          <table:table-cell table:style-name="ce6" table:formula="of:=[.G15]/((1/32768)*1000000)" office:value-type="float" office:value="62.6238493978039">
            <text:p>63</text:p>
          </table:table-cell>
          <table:table-cell table:style-name="ce6" table:formula="of:=[.H15]/((1/32768)*1000000)" office:value-type="float" office:value="31.311924698902">
            <text:p>31</text:p>
          </table:table-cell>
          <table:table-cell table:style-name="ce6" table:formula="of:=[.I15]/((1/32768)*1000000)" office:value-type="float" office:value="15.655962349451">
            <text:p>16</text:p>
          </table:table-cell>
          <table:table-cell table:style-name="ce6" table:formula="of:=[.J15]/((1/32768)*1000000)" office:value-type="float" office:value="7.82798117472549">
            <text:p>8</text:p>
          </table:table-cell>
        </table:table-row>
        <table:table-row table:style-name="ro1">
          <table:table-cell office:value-type="string">
            <text:p>C#</text:p>
          </table:table-cell>
          <table:table-cell/>
          <table:table-cell table:style-name="ce6" table:formula="of:=[.C16]/((1/32768)*1000000)" office:value-type="float" office:value="945.744684925345">
            <text:p>946</text:p>
          </table:table-cell>
          <table:table-cell table:style-name="ce6" table:formula="of:=[.D16]/((1/32768)*1000000)" office:value-type="float" office:value="472.872342462672">
            <text:p>473</text:p>
          </table:table-cell>
          <table:table-cell table:style-name="ce6" table:formula="of:=[.E16]/((1/32768)*1000000)" office:value-type="float" office:value="236.436171231336">
            <text:p>236</text:p>
          </table:table-cell>
          <table:table-cell table:style-name="ce6" table:formula="of:=[.F16]/((1/32768)*1000000)" office:value-type="float" office:value="118.218085615668">
            <text:p>118</text:p>
          </table:table-cell>
          <table:table-cell table:style-name="ce6" table:formula="of:=[.G16]/((1/32768)*1000000)" office:value-type="float" office:value="59.1090428078341">
            <text:p>59</text:p>
          </table:table-cell>
          <table:table-cell table:style-name="ce6" table:formula="of:=[.H16]/((1/32768)*1000000)" office:value-type="float" office:value="29.554521403917">
            <text:p>30</text:p>
          </table:table-cell>
          <table:table-cell table:style-name="ce6" table:formula="of:=[.I16]/((1/32768)*1000000)" office:value-type="float" office:value="14.7772607019585">
            <text:p>15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  <table:table-cell table:style-name="ce6" table:formula="of:=[.C17]/((1/32768)*1000000)" office:value-type="float" office:value="892.664114456275">
            <text:p>893</text:p>
          </table:table-cell>
          <table:table-cell table:style-name="ce6" table:formula="of:=[.D17]/((1/32768)*1000000)" office:value-type="float" office:value="446.332057228137">
            <text:p>446</text:p>
          </table:table-cell>
          <table:table-cell table:style-name="ce9" table:formula="of:=[.E17]/((1/32768)*1000000)" office:value-type="float" office:value="223.166028614069">
            <text:p>223</text:p>
          </table:table-cell>
          <table:table-cell table:style-name="ce6" table:formula="of:=[.F17]/((1/32768)*1000000)" office:value-type="float" office:value="111.583014307034">
            <text:p>112</text:p>
          </table:table-cell>
          <table:table-cell table:style-name="ce6" table:formula="of:=[.G17]/((1/32768)*1000000)" office:value-type="float" office:value="55.7915071535172">
            <text:p>56</text:p>
          </table:table-cell>
          <table:table-cell table:style-name="ce6" table:formula="of:=[.H17]/((1/32768)*1000000)" office:value-type="float" office:value="27.8957535767586">
            <text:p>28</text:p>
          </table:table-cell>
          <table:table-cell table:style-name="ce6" table:formula="of:=[.I17]/((1/32768)*1000000)" office:value-type="float" office:value="13.9478767883793">
            <text:p>14</text:p>
          </table:table-cell>
          <table:table-cell/>
        </table:table-row>
        <table:table-row table:style-name="ro1">
          <table:table-cell office:value-type="string">
            <text:p>D#</text:p>
          </table:table-cell>
          <table:table-cell/>
          <table:table-cell table:style-name="ce6" table:formula="of:=[.C18]/((1/32768)*1000000)" office:value-type="float" office:value="842.562727488029">
            <text:p>843</text:p>
          </table:table-cell>
          <table:table-cell table:style-name="ce6" table:formula="of:=[.D18]/((1/32768)*1000000)" office:value-type="float" office:value="421.281363744014">
            <text:p>421</text:p>
          </table:table-cell>
          <table:table-cell table:style-name="ce6" table:formula="of:=[.E18]/((1/32768)*1000000)" office:value-type="float" office:value="210.640681872007">
            <text:p>211</text:p>
          </table:table-cell>
          <table:table-cell table:style-name="ce6" table:formula="of:=[.F18]/((1/32768)*1000000)" office:value-type="float" office:value="105.320340936004">
            <text:p>105</text:p>
          </table:table-cell>
          <table:table-cell table:style-name="ce6" table:formula="of:=[.G18]/((1/32768)*1000000)" office:value-type="float" office:value="52.6601704680018">
            <text:p>53</text:p>
          </table:table-cell>
          <table:table-cell table:style-name="ce6" table:formula="of:=[.H18]/((1/32768)*1000000)" office:value-type="float" office:value="26.3300852340009">
            <text:p>26</text:p>
          </table:table-cell>
          <table:table-cell table:style-name="ce6" table:formula="of:=[.I18]/((1/32768)*1000000)" office:value-type="float" office:value="13.1650426170004">
            <text:p>13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  <table:table-cell table:style-name="ce6" table:formula="of:=[.C19]/((1/32768)*1000000)" office:value-type="float" office:value="795.273315298976">
            <text:p>795</text:p>
          </table:table-cell>
          <table:table-cell table:style-name="ce9" table:formula="of:=[.D19]/((1/32768)*1000000)" office:value-type="float" office:value="397.636657649488">
            <text:p>398</text:p>
          </table:table-cell>
          <table:table-cell table:style-name="ce6" table:formula="of:=[.E19]/((1/32768)*1000000)" office:value-type="float" office:value="198.818328824744">
            <text:p>199</text:p>
          </table:table-cell>
          <table:table-cell table:style-name="ce9" table:formula="of:=[.F19]/((1/32768)*1000000)" office:value-type="float" office:value="99.409164412372">
            <text:p>99</text:p>
          </table:table-cell>
          <table:table-cell table:style-name="ce6" table:formula="of:=[.G19]/((1/32768)*1000000)" office:value-type="float" office:value="49.704582206186">
            <text:p>50</text:p>
          </table:table-cell>
          <table:table-cell table:style-name="ce6" table:formula="of:=[.H19]/((1/32768)*1000000)" office:value-type="float" office:value="24.852291103093">
            <text:p>25</text:p>
          </table:table-cell>
          <table:table-cell table:style-name="ce6" table:formula="of:=[.I19]/((1/32768)*1000000)" office:value-type="float" office:value="12.4261455515465">
            <text:p>12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/>
          <table:table-cell table:style-name="ce6" table:formula="of:=[.C20]/((1/32768)*1000000)" office:value-type="float" office:value="750.638053871913">
            <text:p>751</text:p>
          </table:table-cell>
          <table:table-cell table:style-name="ce6" table:formula="of:=[.D20]/((1/32768)*1000000)" office:value-type="float" office:value="375.319026935956">
            <text:p>375</text:p>
          </table:table-cell>
          <table:table-cell table:style-name="ce6" table:formula="of:=[.E20]/((1/32768)*1000000)" office:value-type="float" office:value="187.659513467978">
            <text:p>188</text:p>
          </table:table-cell>
          <table:table-cell table:style-name="ce6" table:formula="of:=[.F20]/((1/32768)*1000000)" office:value-type="float" office:value="93.8297567339891">
            <text:p>94</text:p>
          </table:table-cell>
          <table:table-cell table:style-name="ce6" table:formula="of:=[.G20]/((1/32768)*1000000)" office:value-type="float" office:value="46.9148783669946">
            <text:p>47</text:p>
          </table:table-cell>
          <table:table-cell table:style-name="ce6" table:formula="of:=[.H20]/((1/32768)*1000000)" office:value-type="float" office:value="23.4574391834973">
            <text:p>23</text:p>
          </table:table-cell>
          <table:table-cell table:style-name="ce6" table:formula="of:=[.I20]/((1/32768)*1000000)" office:value-type="float" office:value="11.7287195917486">
            <text:p>12</text:p>
          </table:table-cell>
          <table:table-cell/>
        </table:table-row>
        <table:table-row table:style-name="ro1">
          <table:table-cell office:value-type="string">
            <text:p>F#</text:p>
          </table:table-cell>
          <table:table-cell/>
          <table:table-cell table:style-name="ce6" table:formula="of:=[.C21]/((1/32768)*1000000)" office:value-type="float" office:value="708.507977171076">
            <text:p>709</text:p>
          </table:table-cell>
          <table:table-cell table:style-name="ce6" table:formula="of:=[.D21]/((1/32768)*1000000)" office:value-type="float" office:value="354.253988585538">
            <text:p>354</text:p>
          </table:table-cell>
          <table:table-cell table:style-name="ce6" table:formula="of:=[.E21]/((1/32768)*1000000)" office:value-type="float" office:value="177.126994292769">
            <text:p>177</text:p>
          </table:table-cell>
          <table:table-cell table:style-name="ce6" table:formula="of:=[.F21]/((1/32768)*1000000)" office:value-type="float" office:value="88.5634971463845">
            <text:p>89</text:p>
          </table:table-cell>
          <table:table-cell table:style-name="ce6" table:formula="of:=[.G21]/((1/32768)*1000000)" office:value-type="float" office:value="44.2817485731922">
            <text:p>44</text:p>
          </table:table-cell>
          <table:table-cell table:style-name="ce6" table:formula="of:=[.H21]/((1/32768)*1000000)" office:value-type="float" office:value="22.1408742865961">
            <text:p>22</text:p>
          </table:table-cell>
          <table:table-cell table:style-name="ce6" table:formula="of:=[.I21]/((1/32768)*1000000)" office:value-type="float" office:value="11.0704371432981">
            <text:p>11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/>
          <table:table-cell table:style-name="ce6" table:formula="of:=[.C22]/((1/32768)*1000000)" office:value-type="float" office:value="668.742479981846">
            <text:p>669</text:p>
          </table:table-cell>
          <table:table-cell table:style-name="ce6" table:formula="of:=[.D22]/((1/32768)*1000000)" office:value-type="float" office:value="334.371239990923">
            <text:p>334</text:p>
          </table:table-cell>
          <table:table-cell table:style-name="ce9" table:formula="of:=[.E22]/((1/32768)*1000000)" office:value-type="float" office:value="167.185619995462">
            <text:p>167</text:p>
          </table:table-cell>
          <table:table-cell table:style-name="ce6" table:formula="of:=[.F22]/((1/32768)*1000000)" office:value-type="float" office:value="83.5928099977308">
            <text:p>84</text:p>
          </table:table-cell>
          <table:table-cell table:style-name="ce6" table:formula="of:=[.G22]/((1/32768)*1000000)" office:value-type="float" office:value="41.7964049988654">
            <text:p>42</text:p>
          </table:table-cell>
          <table:table-cell table:style-name="ce6" table:formula="of:=[.H22]/((1/32768)*1000000)" office:value-type="float" office:value="20.8982024994327">
            <text:p>21</text:p>
          </table:table-cell>
          <table:table-cell table:style-name="ce6" table:formula="of:=[.I22]/((1/32768)*1000000)" office:value-type="float" office:value="10.4491012497163">
            <text:p>10</text:p>
          </table:table-cell>
          <table:table-cell/>
        </table:table-row>
        <table:table-row table:style-name="ro1">
          <table:table-cell office:value-type="string">
            <text:p>G#</text:p>
          </table:table-cell>
          <table:table-cell/>
          <table:table-cell table:style-name="ce6" table:formula="of:=[.C23]/((1/32768)*1000000)" office:value-type="float" office:value="631.208848653916">
            <text:p>631</text:p>
          </table:table-cell>
          <table:table-cell table:style-name="ce6" table:formula="of:=[.D23]/((1/32768)*1000000)" office:value-type="float" office:value="315.604424326958">
            <text:p>316</text:p>
          </table:table-cell>
          <table:table-cell table:style-name="ce6" table:formula="of:=[.E23]/((1/32768)*1000000)" office:value-type="float" office:value="157.802212163479">
            <text:p>158</text:p>
          </table:table-cell>
          <table:table-cell table:style-name="ce6" table:formula="of:=[.F23]/((1/32768)*1000000)" office:value-type="float" office:value="78.9011060817395">
            <text:p>79</text:p>
          </table:table-cell>
          <table:table-cell table:style-name="ce6" table:formula="of:=[.G23]/((1/32768)*1000000)" office:value-type="float" office:value="39.4505530408698">
            <text:p>39</text:p>
          </table:table-cell>
          <table:table-cell table:style-name="ce6" table:formula="of:=[.H23]/((1/32768)*1000000)" office:value-type="float" office:value="19.7252765204349">
            <text:p>20</text:p>
          </table:table-cell>
          <table:table-cell table:style-name="ce6" table:formula="of:=[.I23]/((1/32768)*1000000)" office:value-type="float" office:value="9.86263826021744">
            <text:p>10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style-name="ce6" table:formula="of:=[.B24]/((1/32768)*1000000)" office:value-type="float" office:value="1262.41769730783">
            <text:p>1262</text:p>
          </table:table-cell>
          <table:table-cell table:style-name="ce6" table:formula="of:=[.C24]/((1/32768)*1000000)" office:value-type="float" office:value="595.781818181818">
            <text:p>596</text:p>
          </table:table-cell>
          <table:table-cell table:style-name="ce9" table:formula="of:=[.D24]/((1/32768)*1000000)" office:value-type="float" office:value="297.890909090909">
            <text:p>298</text:p>
          </table:table-cell>
          <table:table-cell table:style-name="ce6" table:formula="of:=[.E24]/((1/32768)*1000000)" office:value-type="float" office:value="148.945454545455">
            <text:p>149</text:p>
          </table:table-cell>
          <table:table-cell table:style-name="ce14" table:formula="of:=[.F24]/((1/32768)*1000000)" office:value-type="float" office:value="74.4727272727273">
            <text:p>74</text:p>
          </table:table-cell>
          <table:table-cell table:style-name="ce6" table:formula="of:=[.G24]/((1/32768)*1000000)" office:value-type="float" office:value="37.2363636363636">
            <text:p>37</text:p>
          </table:table-cell>
          <table:table-cell table:style-name="ce6" table:formula="of:=[.H24]/((1/32768)*1000000)" office:value-type="float" office:value="18.6181818181818">
            <text:p>19</text:p>
          </table:table-cell>
          <table:table-cell table:style-name="ce6" table:formula="of:=[.I24]/((1/32768)*1000000)" office:value-type="float" office:value="9.30909090909091">
            <text:p>9</text:p>
          </table:table-cell>
          <table:table-cell/>
        </table:table-row>
        <table:table-row table:style-name="ro1">
          <table:table-cell office:value-type="string">
            <text:p>A#</text:p>
          </table:table-cell>
          <table:table-cell table:style-name="ce6" table:formula="of:=[.B25]/((1/32768)*1000000)" office:value-type="float" office:value="1124.68630828923">
            <text:p>1125</text:p>
          </table:table-cell>
          <table:table-cell table:style-name="ce6" table:formula="of:=[.C25]/((1/32768)*1000000)" office:value-type="float" office:value="562.343154144613">
            <text:p>562</text:p>
          </table:table-cell>
          <table:table-cell table:style-name="ce6" table:formula="of:=[.D25]/((1/32768)*1000000)" office:value-type="float" office:value="281.171577072307">
            <text:p>281</text:p>
          </table:table-cell>
          <table:table-cell table:style-name="ce6" table:formula="of:=[.E25]/((1/32768)*1000000)" office:value-type="float" office:value="140.585788536153">
            <text:p>141</text:p>
          </table:table-cell>
          <table:table-cell table:style-name="ce6" table:formula="of:=[.F25]/((1/32768)*1000000)" office:value-type="float" office:value="70.2928942680767">
            <text:p>70</text:p>
          </table:table-cell>
          <table:table-cell table:style-name="ce6" table:formula="of:=[.G25]/((1/32768)*1000000)" office:value-type="float" office:value="35.1464471340383">
            <text:p>35</text:p>
          </table:table-cell>
          <table:table-cell table:style-name="ce6" table:formula="of:=[.H25]/((1/32768)*1000000)" office:value-type="float" office:value="17.5732235670192">
            <text:p>18</text:p>
          </table:table-cell>
          <table:table-cell table:style-name="ce6" table:formula="of:=[.I25]/((1/32768)*1000000)" office:value-type="float" office:value="8.78661178350958">
            <text:p>9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style-name="ce6" table:formula="of:=[.B26]/((1/32768)*1000000)" office:value-type="float" office:value="1061.56251621901">
            <text:p>1062</text:p>
          </table:table-cell>
          <table:table-cell table:style-name="ce6" table:formula="of:=[.C26]/((1/32768)*1000000)" office:value-type="float" office:value="530.781258109503">
            <text:p>531</text:p>
          </table:table-cell>
          <table:table-cell table:style-name="ce6" table:formula="of:=[.D26]/((1/32768)*1000000)" office:value-type="float" office:value="265.390629054751">
            <text:p>265</text:p>
          </table:table-cell>
          <table:table-cell table:style-name="ce9" table:formula="of:=[.E26]/((1/32768)*1000000)" office:value-type="float" office:value="132.695314527376">
            <text:p>133</text:p>
          </table:table-cell>
          <table:table-cell table:style-name="ce6" table:formula="of:=[.F26]/((1/32768)*1000000)" office:value-type="float" office:value="66.3476572636878">
            <text:p>66</text:p>
          </table:table-cell>
          <table:table-cell table:style-name="ce6" table:formula="of:=[.G26]/((1/32768)*1000000)" office:value-type="float" office:value="33.1738286318439">
            <text:p>33</text:p>
          </table:table-cell>
          <table:table-cell table:style-name="ce6" table:formula="of:=[.H26]/((1/32768)*1000000)" office:value-type="float" office:value="16.586914315922">
            <text:p>17</text:p>
          </table:table-cell>
          <table:table-cell table:style-name="ce6" table:formula="of:=[.I26]/((1/32768)*1000000)" office:value-type="float" office:value="8.2934571579609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MIDDLE C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>
            <text:p>A440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4" office:value-type="string">
            <text:p>Standard Guitar</text:p>
          </table:table-cell>
          <table:table-cell/>
          <table:table-cell table:style-name="Default" table:number-columns-repeated="7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7" table:formula="of:=([.C37]*(1/32768)/[.C2])" office:value-type="percentage" office:value="0.000935017231321055">
            <text:p>0.093502%</text:p>
          </table:table-cell>
          <table:table-cell table:style-name="ce7" table:formula="of:=([.D37]*(1/32768)/[.D2])" office:value-type="percentage" office:value="0.000233754307830264">
            <text:p>0.023375%</text:p>
          </table:table-cell>
          <table:table-cell table:style-name="ce7" table:formula="of:=([.E37]*(1/32768)/[.E2])" office:value-type="percentage" office:value="0.0000584385769575659">
            <text:p>0.005844%</text:p>
          </table:table-cell>
          <table:table-cell table:style-name="ce7" table:formula="of:=([.F37]*(1/32768)/[.F2])" office:value-type="percentage" office:value="0.0000146096442393915">
            <text:p>0.001461%</text:p>
          </table:table-cell>
          <table:table-cell table:style-name="ce7" table:formula="of:=([.G37]*(1/32768)/[.G2])" office:value-type="percentage" office:value="0.00000365241105984787">
            <text:p>0.000365%</text:p>
          </table:table-cell>
          <table:table-cell table:style-name="ce7" table:formula="of:=([.H37]*(1/32768)/[.H2])" office:value-type="percentage" office:value="0.000000913102764961968">
            <text:p>0.000091%</text:p>
          </table:table-cell>
          <table:table-cell table:style-name="ce7" table:formula="of:=([.I37]*(1/32768)/[.I2])" office:value-type="percentage" office:value="0.000000228275691240492">
            <text:p>0.000023%</text:p>
          </table:table-cell>
          <table:table-cell table:style-name="ce7" table:formula="of:=([.J37]*(1/32768)/[.J2])" office:value-type="percentage" office:value="0.000000057068922810123">
            <text:p>0.000006%</text:p>
          </table:table-cell>
        </table:table-row>
        <table:table-row table:style-name="ro1">
          <table:table-cell table:number-columns-repeated="2"/>
          <table:table-cell table:style-name="ce7" table:formula="of:=([.C38]*(1/32768)/[.C3])" office:value-type="percentage" office:value="0.000833005652823057">
            <text:p>0.083301%</text:p>
          </table:table-cell>
          <table:table-cell table:style-name="ce7" table:formula="of:=([.D38]*(1/32768)/[.D3])" office:value-type="percentage" office:value="0.000208251413205764">
            <text:p>0.020825%</text:p>
          </table:table-cell>
          <table:table-cell table:style-name="ce7" table:formula="of:=([.E38]*(1/32768)/[.E3])" office:value-type="percentage" office:value="0.000052062853301441">
            <text:p>0.005206%</text:p>
          </table:table-cell>
          <table:table-cell table:style-name="ce7" table:formula="of:=([.F38]*(1/32768)/[.F3])" office:value-type="percentage" office:value="0.0000130157133253603">
            <text:p>0.001302%</text:p>
          </table:table-cell>
          <table:table-cell table:style-name="ce7" table:formula="of:=([.G38]*(1/32768)/[.G3])" office:value-type="percentage" office:value="0.00000325392833134007">
            <text:p>0.000325%</text:p>
          </table:table-cell>
          <table:table-cell table:style-name="ce7" table:formula="of:=([.H38]*(1/32768)/[.H3])" office:value-type="percentage" office:value="0.000000813482082835016">
            <text:p>0.000081%</text:p>
          </table:table-cell>
          <table:table-cell table:style-name="ce7" table:formula="of:=([.I38]*(1/32768)/[.I3])" office:value-type="percentage" office:value="0.000000203370520708754">
            <text:p>0.000020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39]*(1/32768)/[.C4])" office:value-type="percentage" office:value="0.000742123668303718">
            <text:p>0.074212%</text:p>
          </table:table-cell>
          <table:table-cell table:style-name="ce7" table:formula="of:=([.D39]*(1/32768)/[.D4])" office:value-type="percentage" office:value="0.000185530917075929">
            <text:p>0.018553%</text:p>
          </table:table-cell>
          <table:table-cell table:style-name="ce7" table:formula="of:=([.E39]*(1/32768)/[.E4])" office:value-type="percentage" office:value="0.0000463827292689823">
            <text:p>0.004638%</text:p>
          </table:table-cell>
          <table:table-cell table:style-name="ce7" table:formula="of:=([.F39]*(1/32768)/[.F4])" office:value-type="percentage" office:value="0.0000115956823172456">
            <text:p>0.001160%</text:p>
          </table:table-cell>
          <table:table-cell table:style-name="ce7" table:formula="of:=([.G39]*(1/32768)/[.G4])" office:value-type="percentage" office:value="0.0000028989205793114">
            <text:p>0.000290%</text:p>
          </table:table-cell>
          <table:table-cell table:style-name="ce7" table:formula="of:=([.H39]*(1/32768)/[.H4])" office:value-type="percentage" office:value="0.000000724730144827849">
            <text:p>0.000072%</text:p>
          </table:table-cell>
          <table:table-cell table:style-name="ce7" table:formula="of:=([.I39]*(1/32768)/[.I4])" office:value-type="percentage" office:value="0.000000181182536206962">
            <text:p>0.000018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0]*(1/32768)/[.C5])" office:value-type="percentage" office:value="0.000661157024793388">
            <text:p>0.066116%</text:p>
          </table:table-cell>
          <table:table-cell table:style-name="ce7" table:formula="of:=([.D40]*(1/32768)/[.D5])" office:value-type="percentage" office:value="0.000165289256198347">
            <text:p>0.016529%</text:p>
          </table:table-cell>
          <table:table-cell table:style-name="ce7" table:formula="of:=([.E40]*(1/32768)/[.E5])" office:value-type="percentage" office:value="0.0000413223140495868">
            <text:p>0.004132%</text:p>
          </table:table-cell>
          <table:table-cell table:style-name="ce7" table:formula="of:=([.F40]*(1/32768)/[.F5])" office:value-type="percentage" office:value="0.0000103305785123967">
            <text:p>0.001033%</text:p>
          </table:table-cell>
          <table:table-cell table:style-name="ce7" table:formula="of:=([.G40]*(1/32768)/[.G5])" office:value-type="percentage" office:value="0.00000258264462809917">
            <text:p>0.000258%</text:p>
          </table:table-cell>
          <table:table-cell table:style-name="ce7" table:formula="of:=([.H40]*(1/32768)/[.H5])" office:value-type="percentage" office:value="0.000000645661157024793">
            <text:p>0.000065%</text:p>
          </table:table-cell>
          <table:table-cell table:style-name="ce7" table:formula="of:=([.I40]*(1/32768)/[.I5])" office:value-type="percentage" office:value="0.000000161415289256198">
            <text:p>0.000016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1]*(1/32768)/[.C6])" office:value-type="percentage" office:value="0.00058902394587791">
            <text:p>0.058902%</text:p>
          </table:table-cell>
          <table:table-cell table:style-name="ce7" table:formula="of:=([.D41]*(1/32768)/[.D6])" office:value-type="percentage" office:value="0.000147255986469478">
            <text:p>0.014726%</text:p>
          </table:table-cell>
          <table:table-cell table:style-name="ce7" table:formula="of:=([.E41]*(1/32768)/[.E6])" office:value-type="percentage" office:value="0.0000368139966173694">
            <text:p>0.003681%</text:p>
          </table:table-cell>
          <table:table-cell table:style-name="ce7" table:formula="of:=([.F41]*(1/32768)/[.F6])" office:value-type="percentage" office:value="0.00000920349915434235">
            <text:p>0.000920%</text:p>
          </table:table-cell>
          <table:table-cell table:style-name="ce7" table:formula="of:=([.G41]*(1/32768)/[.G6])" office:value-type="percentage" office:value="0.00000230087478858559">
            <text:p>0.000230%</text:p>
          </table:table-cell>
          <table:table-cell table:style-name="ce7" table:formula="of:=([.H41]*(1/32768)/[.H6])" office:value-type="percentage" office:value="0.000000575218697146397">
            <text:p>0.000058%</text:p>
          </table:table-cell>
          <table:table-cell table:style-name="ce7" table:formula="of:=([.I41]*(1/32768)/[.I6])" office:value-type="percentage" office:value="0.000000143804674286599">
            <text:p>0.000014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2]*(1/32768)/[.C7])" office:value-type="percentage" office:value="0.000524760678336595">
            <text:p>0.052476%</text:p>
          </table:table-cell>
          <table:table-cell table:style-name="ce7" table:formula="of:=([.D42]*(1/32768)/[.D7])" office:value-type="percentage" office:value="0.000131190169584149">
            <text:p>0.013119%</text:p>
          </table:table-cell>
          <table:table-cell table:style-name="ce7" table:formula="of:=([.E42]*(1/32768)/[.E7])" office:value-type="percentage" office:value="0.0000327975423960372">
            <text:p>0.003280%</text:p>
          </table:table-cell>
          <table:table-cell table:style-name="ce7" table:formula="of:=([.F42]*(1/32768)/[.F7])" office:value-type="percentage" office:value="0.0000081993855990093">
            <text:p>0.000820%</text:p>
          </table:table-cell>
          <table:table-cell table:style-name="ce7" table:formula="of:=([.G42]*(1/32768)/[.G7])" office:value-type="percentage" office:value="0.00000204984639975232">
            <text:p>0.000205%</text:p>
          </table:table-cell>
          <table:table-cell table:style-name="ce7" table:formula="of:=([.H42]*(1/32768)/[.H7])" office:value-type="percentage" office:value="0.000000512461599938081">
            <text:p>0.000051%</text:p>
          </table:table-cell>
          <table:table-cell table:style-name="ce7" table:formula="of:=([.I42]*(1/32768)/[.I7])" office:value-type="percentage" office:value="0.00000012811539998452">
            <text:p>0.000013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3]*(1/32768)/[.C8])" office:value-type="percentage" office:value="0.000467508615660527">
            <text:p>0.046751%</text:p>
          </table:table-cell>
          <table:table-cell table:style-name="ce7" table:formula="of:=([.D43]*(1/32768)/[.D8])" office:value-type="percentage" office:value="0.000116877153915132">
            <text:p>0.011688%</text:p>
          </table:table-cell>
          <table:table-cell table:style-name="ce7" table:formula="of:=([.E43]*(1/32768)/[.E8])" office:value-type="percentage" office:value="0.000029219288478783">
            <text:p>0.002922%</text:p>
          </table:table-cell>
          <table:table-cell table:style-name="ce7" table:formula="of:=([.F43]*(1/32768)/[.F8])" office:value-type="percentage" office:value="0.00000730482211969574">
            <text:p>0.000730%</text:p>
          </table:table-cell>
          <table:table-cell table:style-name="ce7" table:formula="of:=([.G43]*(1/32768)/[.G8])" office:value-type="percentage" office:value="0.00000182620552992393">
            <text:p>0.000183%</text:p>
          </table:table-cell>
          <table:table-cell table:style-name="ce7" table:formula="of:=([.H43]*(1/32768)/[.H8])" office:value-type="percentage" office:value="0.000000456551382480984">
            <text:p>0.000046%</text:p>
          </table:table-cell>
          <table:table-cell table:style-name="ce7" table:formula="of:=([.I43]*(1/32768)/[.I8])" office:value-type="percentage" office:value="0.000000114137845620246">
            <text:p>0.000011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4]*(1/32768)/[.C9])" office:value-type="percentage" office:value="0.000416502826411528">
            <text:p>0.041650%</text:p>
          </table:table-cell>
          <table:table-cell table:style-name="ce7" table:formula="of:=([.D44]*(1/32768)/[.D9])" office:value-type="percentage" office:value="0.000104125706602882">
            <text:p>0.010413%</text:p>
          </table:table-cell>
          <table:table-cell table:style-name="ce7" table:formula="of:=([.E44]*(1/32768)/[.E9])" office:value-type="percentage" office:value="0.0000260314266507205">
            <text:p>0.002603%</text:p>
          </table:table-cell>
          <table:table-cell table:style-name="ce7" table:formula="of:=([.F44]*(1/32768)/[.F9])" office:value-type="percentage" office:value="0.00000650785666268013">
            <text:p>0.000651%</text:p>
          </table:table-cell>
          <table:table-cell table:style-name="ce7" table:formula="of:=([.G44]*(1/32768)/[.G9])" office:value-type="percentage" office:value="0.00000162696416567003">
            <text:p>0.000163%</text:p>
          </table:table-cell>
          <table:table-cell table:style-name="ce7" table:formula="of:=([.H44]*(1/32768)/[.H9])" office:value-type="percentage" office:value="0.000000406741041417508">
            <text:p>0.000041%</text:p>
          </table:table-cell>
          <table:table-cell table:style-name="ce7" table:formula="of:=([.I44]*(1/32768)/[.I9])" office:value-type="percentage" office:value="0.000000101685260354377">
            <text:p>0.000010%</text:p>
          </table:table-cell>
          <table:table-cell/>
        </table:table-row>
        <table:table-row table:style-name="ro1">
          <table:table-cell table:number-columns-repeated="2"/>
          <table:table-cell table:style-name="ce7" table:formula="of:=([.C45]*(1/32768)/[.C10])" office:value-type="percentage" office:value="0.000371061834151859">
            <text:p>0.037106%</text:p>
          </table:table-cell>
          <table:table-cell table:style-name="ce7" table:formula="of:=([.D45]*(1/32768)/[.D10])" office:value-type="percentage" office:value="0.0000927654585379647">
            <text:p>0.009277%</text:p>
          </table:table-cell>
          <table:table-cell table:style-name="ce7" table:formula="of:=([.E45]*(1/32768)/[.E10])" office:value-type="percentage" office:value="0.0000231913646344912">
            <text:p>0.002319%</text:p>
          </table:table-cell>
          <table:table-cell table:style-name="ce7" table:formula="of:=([.F45]*(1/32768)/[.F10])" office:value-type="percentage" office:value="0.00000579784115862279">
            <text:p>0.000580%</text:p>
          </table:table-cell>
          <table:table-cell table:style-name="ce7" table:formula="of:=([.G45]*(1/32768)/[.G10])" office:value-type="percentage" office:value="0.0000014494602896557">
            <text:p>0.000145%</text:p>
          </table:table-cell>
          <table:table-cell table:style-name="ce7" table:formula="of:=([.H45]*(1/32768)/[.H10])" office:value-type="percentage" office:value="0.000000362365072413925">
            <text:p>0.000036%</text:p>
          </table:table-cell>
          <table:table-cell table:style-name="ce7" table:formula="of:=([.I45]*(1/32768)/[.I10])" office:value-type="percentage" office:value="0.0000000905912681034812">
            <text:p>0.000009%</text:p>
          </table:table-cell>
          <table:table-cell/>
        </table:table-row>
        <table:table-row table:style-name="ro1">
          <table:table-cell/>
          <table:table-cell table:style-name="ce7" table:formula="of:=([.B46]*(1/32768)/[.B11])" office:value-type="percentage" office:value="0.00148424733660744">
            <text:p>0.148425%</text:p>
          </table:table-cell>
          <table:table-cell table:style-name="ce7" table:formula="of:=([.C46]*(1/32768)/[.C11])" office:value-type="percentage" office:value="0.000330578512396694">
            <text:p>0.033058%</text:p>
          </table:table-cell>
          <table:table-cell table:style-name="ce7" table:formula="of:=([.D46]*(1/32768)/[.D11])" office:value-type="percentage" office:value="0.0000826446280991735">
            <text:p>0.008264%</text:p>
          </table:table-cell>
          <table:table-cell table:style-name="ce7" table:formula="of:=([.E46]*(1/32768)/[.E11])" office:value-type="percentage" office:value="0.0000206611570247934">
            <text:p>0.002066%</text:p>
          </table:table-cell>
          <table:table-cell table:style-name="ce7" table:formula="of:=([.F46]*(1/32768)/[.F11])" office:value-type="percentage" office:value="0.00000516528925619835">
            <text:p>0.000517%</text:p>
          </table:table-cell>
          <table:table-cell table:style-name="ce7" table:formula="of:=([.G46]*(1/32768)/[.G11])" office:value-type="percentage" office:value="0.00000129132231404959">
            <text:p>0.000129%</text:p>
          </table:table-cell>
          <table:table-cell table:style-name="ce7" table:formula="of:=([.H46]*(1/32768)/[.H11])" office:value-type="percentage" office:value="0.000000322830578512397">
            <text:p>0.000032%</text:p>
          </table:table-cell>
          <table:table-cell table:style-name="ce7" table:formula="of:=([.I46]*(1/32768)/[.I11])" office:value-type="percentage" office:value="0.0000000807076446280992">
            <text:p>0.000008%</text:p>
          </table:table-cell>
          <table:table-cell/>
        </table:table-row>
        <table:table-row table:style-name="ro1">
          <table:table-cell/>
          <table:table-cell table:style-name="ce7" table:formula="of:=([.B47]*(1/32768)/[.B12])" office:value-type="percentage" office:value="0.00117804789175582">
            <text:p>0.117805%</text:p>
          </table:table-cell>
          <table:table-cell table:style-name="ce7" table:formula="of:=([.C47]*(1/32768)/[.C12])" office:value-type="percentage" office:value="0.000294511972938955">
            <text:p>0.029451%</text:p>
          </table:table-cell>
          <table:table-cell table:style-name="ce7" table:formula="of:=([.D47]*(1/32768)/[.D12])" office:value-type="percentage" office:value="0.0000736279932347388">
            <text:p>0.007363%</text:p>
          </table:table-cell>
          <table:table-cell table:style-name="ce7" table:formula="of:=([.E47]*(1/32768)/[.E12])" office:value-type="percentage" office:value="0.0000184069983086847">
            <text:p>0.001841%</text:p>
          </table:table-cell>
          <table:table-cell table:style-name="ce7" table:formula="of:=([.F47]*(1/32768)/[.F12])" office:value-type="percentage" office:value="0.00000460174957717118">
            <text:p>0.000460%</text:p>
          </table:table-cell>
          <table:table-cell table:style-name="ce7" table:formula="of:=([.G47]*(1/32768)/[.G12])" office:value-type="percentage" office:value="0.00000115043739429279">
            <text:p>0.000115%</text:p>
          </table:table-cell>
          <table:table-cell table:style-name="ce7" table:formula="of:=([.H47]*(1/32768)/[.H12])" office:value-type="percentage" office:value="0.000000287609348573198">
            <text:p>0.000029%</text:p>
          </table:table-cell>
          <table:table-cell table:style-name="ce7" table:formula="of:=([.I47]*(1/32768)/[.I12])" office:value-type="percentage" office:value="0.0000000719023371432996">
            <text:p>0.000007%</text:p>
          </table:table-cell>
          <table:table-cell/>
        </table:table-row>
        <table:table-row table:style-name="ro1">
          <table:table-cell/>
          <table:table-cell table:style-name="ce7" table:formula="of:=([.B48]*(1/32768)/[.B13])" office:value-type="percentage" office:value="0.00104952135667319">
            <text:p>0.104952%</text:p>
          </table:table-cell>
          <table:table-cell table:style-name="ce7" table:formula="of:=([.C48]*(1/32768)/[.C13])" office:value-type="percentage" office:value="0.000262380339168297">
            <text:p>0.026238%</text:p>
          </table:table-cell>
          <table:table-cell table:style-name="ce7" table:formula="of:=([.D48]*(1/32768)/[.D13])" office:value-type="percentage" office:value="0.0000655950847920743">
            <text:p>0.006560%</text:p>
          </table:table-cell>
          <table:table-cell table:style-name="ce7" table:formula="of:=([.E48]*(1/32768)/[.E13])" office:value-type="percentage" office:value="0.0000163987711980186">
            <text:p>0.001640%</text:p>
          </table:table-cell>
          <table:table-cell table:style-name="ce7" table:formula="of:=([.F48]*(1/32768)/[.F13])" office:value-type="percentage" office:value="0.00000409969279950465">
            <text:p>0.000410%</text:p>
          </table:table-cell>
          <table:table-cell table:style-name="ce7" table:formula="of:=([.G48]*(1/32768)/[.G13])" office:value-type="percentage" office:value="0.00000102492319987616">
            <text:p>0.000102%</text:p>
          </table:table-cell>
          <table:table-cell table:style-name="ce7" table:formula="of:=([.H48]*(1/32768)/[.H13])" office:value-type="percentage" office:value="0.000000256230799969041">
            <text:p>0.000026%</text:p>
          </table:table-cell>
          <table:table-cell table:style-name="ce7" table:formula="of:=([.I48]*(1/32768)/[.I13])" office:value-type="percentage" office:value="0.0000000640576999922601">
            <text:p>0.000006%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percentage-style style:name="N119">
      <number:number number:decimal-places="6" number:min-integer-digits="1"/>
      <number:text>%</number:text>
    </number:percentag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1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Hamilton</meta:initial-creator>
    <meta:creation-date>2012-03-20T12:21:35.87</meta:creation-date>
    <dc:date>2012-04-10T11:28:06.29</dc:date>
    <dc:creator>Steve Hamilton</dc:creator>
    <meta:editing-duration>PT03H56M17S</meta:editing-duration>
    <meta:editing-cycles>6</meta:editing-cycles>
    <meta:generator>OpenOffice.org/3.2$Win32 OpenOffice.org_project/320m18$Build-9502</meta:generator>
    <meta:document-statistic meta:table-count="3" meta:cell-count="421" meta:object-count="0"/>
  </office:meta>
</office:document-meta>
</file>